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aterial Icons" svg:font-family="'Material Icons'"/>
    <style:font-face style:name="Poppins" svg:font-family="Poppins, sans-serif"/>
    <style:font-face style:name="Roboto" svg:font-family="Robot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text-properties fo:font-variant="normal" fo:text-transform="none" fo:color="#00796b" style:text-line-through-style="none" style:text-line-through-type="none" style:font-name="inherit" fo:font-size="13.5pt" fo:letter-spacing="normal" fo:font-style="normal" style:text-underline-style="none" fo:font-weight="bold" officeooo:paragraph-rsid="0016add9" style:text-blinking="false" loext:padding="0cm" loext:border="none"/>
    </style:style>
    <style:style style:name="P2" style:family="paragraph" style:parent-style-name="Standard">
      <style:text-properties officeooo:rsid="0016add9" officeooo:paragraph-rsid="0016add9"/>
    </style:style>
    <style:style style:name="P3" style:family="paragraph" style:parent-style-name="Standard">
      <style:text-properties officeooo:paragraph-rsid="0016add9"/>
    </style:style>
    <style:style style:name="P4" style:family="paragraph" style:parent-style-name="Standard">
      <style:text-properties officeooo:rsid="0017bccc" officeooo:paragraph-rsid="0017bccc"/>
    </style:style>
    <style:style style:name="P5" style:family="paragraph" style:parent-style-name="Standard">
      <style:text-properties officeooo:rsid="0017bccc" officeooo:paragraph-rsid="001c3d22"/>
    </style:style>
    <style:style style:name="P6" style:family="paragraph" style:parent-style-name="Standard">
      <style:text-properties officeooo:rsid="0019db92" officeooo:paragraph-rsid="0019db92"/>
    </style:style>
    <style:style style:name="P7" style:family="paragraph" style:parent-style-name="Standard">
      <style:text-properties officeooo:paragraph-rsid="001af207"/>
    </style:style>
    <style:style style:name="P8" style:family="paragraph" style:parent-style-name="Standard">
      <style:text-properties officeooo:paragraph-rsid="0019db92"/>
    </style:style>
    <style:style style:name="P9" style:family="paragraph" style:parent-style-name="Standard">
      <style:paragraph-properties fo:text-align="center" style:justify-single-word="false"/>
      <style:text-properties officeooo:paragraph-rsid="0019db92"/>
    </style:style>
    <style:style style:name="P10"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000000" style:font-name="Material Icons" fo:font-size="18pt" fo:letter-spacing="normal" fo:font-style="normal" fo:font-weight="normal" loext:padding="0cm" loext:border="none"/>
    </style:style>
    <style:style style:name="P11" style:family="paragraph" style:parent-style-name="Text_20_body">
      <style:paragraph-properties fo:margin-top="0cm" fo:margin-bottom="0.132cm" loext:contextual-spacing="false"/>
      <style:text-properties fo:color="#898989" style:font-name="Poppins"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12"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d1ecf1" loext:padding-left="0.049cm" loext:padding-right="0cm" loext:padding-top="0.049cm" loext:padding-bottom="0.049cm" loext:border-left="0.06pt solid #bee5eb" loext:border-right="none" loext:border-top="0.06pt solid #bee5eb" loext:border-bottom="0.06pt solid #bee5eb"/>
    </style:style>
    <style:style style:name="P13" style:family="paragraph" style:parent-style-name="Text_20_body">
      <style:paragraph-properties fo:margin-top="0cm" fo:margin-bottom="0.247cm" loext:contextual-spacing="false"/>
    </style:style>
    <style:style style:name="P14" style:family="paragraph" style:parent-style-name="Text_20_body">
      <style:paragraph-properties fo:margin-top="0cm" fo:margin-bottom="0.247cm" loext:contextual-spacing="false"/>
      <style:text-properties fo:font-variant="normal" fo:text-transform="none" fo:color="#898989" style:font-name="Poppins" fo:font-size="12pt" fo:letter-spacing="normal" fo:font-style="normal" fo:font-weight="normal" loext:padding="0cm" loext:border="none"/>
    </style:style>
    <style:style style:name="P15" style:family="paragraph" style:parent-style-name="Text_20_body">
      <style:paragraph-properties fo:margin-top="0cm" fo:margin-bottom="0.247cm" loext:contextual-spacing="false"/>
      <style:text-properties fo:font-variant="normal" fo:text-transform="none" fo:color="#999999" style:font-name="Poppins" fo:font-size="12pt" fo:letter-spacing="normal" fo:font-style="normal" fo:font-weight="normal" loext:padding="0cm" loext:border="none"/>
    </style:style>
    <style:style style:name="P16" style:family="paragraph" style:parent-style-name="Text_20_body">
      <style:paragraph-properties fo:margin-top="0cm" fo:margin-bottom="0.247cm" loext:contextual-spacing="false"/>
      <style:text-properties fo:color="#999999" style:font-name="Poppins" fo:font-weight="normal"/>
    </style:style>
    <style:style style:name="P17" style:family="paragraph" style:parent-style-name="Text_20_body">
      <style:paragraph-properties fo:margin-top="0cm" fo:margin-bottom="0.247cm" loext:contextual-spacing="false"/>
      <style:text-properties officeooo:paragraph-rsid="001af207"/>
    </style:style>
    <style:style style:name="P18" style:family="paragraph" style:parent-style-name="Heading_20_5">
      <style:text-properties fo:font-variant="normal" fo:text-transform="none" fo:color="#00796b" style:text-line-through-style="none" style:text-line-through-type="none" style:font-name="inherit" fo:font-size="13.5pt" fo:letter-spacing="normal" fo:font-style="normal" style:text-underline-style="none" fo:font-weight="bold" officeooo:rsid="0017bccc" officeooo:paragraph-rsid="0017bccc" style:text-blinking="false" loext:padding="0cm" loext:border="none"/>
    </style:style>
    <style:style style:name="P19" style:family="paragraph" style:parent-style-name="Heading_20_5">
      <style:text-properties fo:font-variant="normal" fo:text-transform="none" fo:color="#00796b" style:text-line-through-style="none" style:text-line-through-type="none" style:font-name="inherit" fo:font-size="13.5pt" fo:letter-spacing="normal" fo:font-style="normal" style:text-underline-style="none" fo:font-weight="bold" officeooo:rsid="0017bccc" officeooo:paragraph-rsid="0016add9" style:text-blinking="false" loext:padding="0cm" loext:border="none"/>
    </style:style>
    <style:style style:name="P20" style:family="paragraph" style:parent-style-name="Heading_20_5">
      <style:text-properties officeooo:rsid="0016add9" officeooo:paragraph-rsid="0016add9"/>
    </style:style>
    <style:style style:name="P21" style:family="paragraph" style:parent-style-name="Standard">
      <style:text-properties officeooo:paragraph-rsid="0019db92"/>
    </style:style>
    <style:style style:name="P22" style:family="paragraph" style:parent-style-name="Standard">
      <style:text-properties officeooo:rsid="0017bccc" officeooo:paragraph-rsid="0016add9"/>
    </style:style>
    <style:style style:name="P23" style:family="paragraph" style:parent-style-name="Standard">
      <style:text-properties officeooo:paragraph-rsid="00237883"/>
    </style:style>
    <style:style style:name="P24" style:family="paragraph" style:parent-style-name="Text_20_body">
      <style:text-properties fo:font-variant="normal" fo:text-transform="none" fo:color="#00796b" style:text-line-through-style="none" style:text-line-through-type="none" style:font-name="inherit" fo:font-size="13.5pt" fo:letter-spacing="normal" fo:font-style="normal" style:text-underline-style="none" fo:font-weight="bold" officeooo:rsid="0017bccc" officeooo:paragraph-rsid="0017bccc" style:text-blinking="false" loext:padding="0cm" loext:border="none"/>
    </style:style>
    <style:style style:name="P25"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000000" style:font-name="Material Icons" fo:font-size="18pt" fo:letter-spacing="normal" fo:font-style="normal" fo:font-weight="normal" loext:padding="0cm" loext:border="none"/>
    </style:style>
    <style:style style:name="P26" style:family="paragraph" style:parent-style-name="Text_20_body">
      <style:paragraph-properties fo:margin-top="0cm" fo:margin-bottom="0.132cm" loext:contextual-spacing="false"/>
      <style:text-properties fo:color="#898989" style:font-name="Poppins"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27"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d4edda" loext:padding-left="0.049cm" loext:padding-right="0cm" loext:padding-top="0.049cm" loext:padding-bottom="0.049cm" loext:border-left="0.06pt solid #c3e6cb" loext:border-right="none" loext:border-top="0.06pt solid #c3e6cb" loext:border-bottom="0.06pt solid #c3e6cb"/>
    </style:style>
    <style:style style:name="P28" style:family="paragraph" style:parent-style-name="Text_20_body">
      <style:paragraph-properties fo:margin-top="0cm" fo:margin-bottom="0.132cm" loext:contextual-spacing="false" fo:widows="0"/>
    </style:style>
    <style:style style:name="P29" style:family="paragraph" style:parent-style-name="Text_20_body">
      <style:paragraph-properties fo:margin-top="0cm" fo:margin-bottom="0.247cm" loext:contextual-spacing="false"/>
      <style:text-properties fo:font-variant="normal" fo:text-transform="none" fo:color="#898989" style:font-name="Poppins" fo:font-size="12pt" fo:letter-spacing="normal" fo:font-style="normal" fo:font-weight="normal" loext:padding="0cm" loext:border="none"/>
    </style:style>
    <style:style style:name="T1" style:family="text">
      <style:text-properties officeooo:rsid="0016add9"/>
    </style:style>
    <style:style style:name="T2" style:family="text">
      <style:text-properties officeooo:rsid="0017bccc"/>
    </style:style>
    <style:style style:name="T3" style:family="text">
      <style:text-properties fo:font-weight="bold"/>
    </style:style>
    <style:style style:name="T4" style:family="text">
      <style:text-properties fo:font-size="10.5pt"/>
    </style:style>
    <style:style style:name="T5" style:family="text">
      <style:text-properties fo:font-size="10.5pt" fo:font-weight="bold"/>
    </style:style>
    <style:style style:name="T6" style:family="text">
      <style:text-properties fo:font-variant="normal" fo:text-transform="none" fo:color="#898989" style:font-name="Poppins" fo:font-size="12pt" fo:letter-spacing="normal" fo:font-style="normal" fo:font-weight="bold" loext:padding="0cm" loext:border="none"/>
    </style:style>
    <style:style style:name="T7" style:family="text">
      <style:text-properties fo:font-variant="normal" fo:text-transform="none" fo:color="#898989" style:font-name="Poppins" fo:font-size="12pt" fo:letter-spacing="normal" fo:font-style="normal" fo:font-weight="bold"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8" style:family="text">
      <style:text-properties fo:font-variant="normal" fo:text-transform="none" fo:color="#898989" style:font-name="Poppins" fo:font-size="12pt" fo:letter-spacing="normal" fo:font-style="normal" fo:font-weight="normal" loext:padding="0cm" loext:border="none"/>
    </style:style>
    <style:style style:name="T9" style:family="text">
      <style:text-properties fo:font-variant="normal" fo:text-transform="none" fo:color="#898989" style:font-name="Poppins" fo:font-size="12pt" fo:letter-spacing="normal" fo:font-style="normal" fo:font-weight="normal"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10" style:family="text">
      <style:text-properties fo:font-variant="normal" fo:text-transform="none" fo:color="#898989" style:font-name="Poppins" fo:font-size="12pt" fo:letter-spacing="normal" fo:font-style="normal" fo:font-weight="normal"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11" style:family="text">
      <style:text-properties fo:font-variant="normal" fo:text-transform="none" fo:color="#007bff" style:font-name="Poppins"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12" style:family="text">
      <style:text-properties fo:font-variant="normal" fo:text-transform="none" fo:color="#007bff" style:font-name="Poppins" fo:font-size="12pt" fo:letter-spacing="normal" fo:font-style="normal" style:text-underline-style="solid" style:text-underline-width="auto" style:text-underline-color="font-color" fo:font-weight="normal" fo:background-color="transparent" loext:char-shading-value="0" loext:padding-left="0.049cm" loext:padding-right="0cm" loext:padding-top="0.049cm" loext:padding-bottom="0.049cm" loext:border-left="0.06pt solid #c3e6cb" loext:border-right="none" loext:border-top="0.06pt solid #c3e6cb" loext:border-bottom="0.06pt solid #c3e6cb"/>
    </style:style>
    <style:style style:name="T13" style:family="text">
      <style:text-properties fo:font-variant="normal" fo:text-transform="none" fo:color="#007bff" style:font-name="Poppins" fo:font-size="12pt" fo:letter-spacing="normal" fo:font-style="normal" style:text-underline-style="solid" style:text-underline-width="auto" style:text-underline-color="font-color" fo:font-weight="normal" fo:background-color="transparent" loext:char-shading-value="0" loext:padding-left="0.049cm" loext:padding-right="0cm" loext:padding-top="0.049cm" loext:padding-bottom="0.049cm" loext:border-left="0.06pt solid #d6d8db" loext:border-right="none" loext:border-top="0.06pt solid #d6d8db" loext:border-bottom="0.06pt solid #d6d8db"/>
    </style:style>
    <style:style style:name="T14" style:family="text">
      <style:text-properties fo:font-variant="normal" fo:text-transform="none" fo:color="#202428" style:font-name="Poppins" fo:font-size="9.75pt" fo:letter-spacing="normal" fo:font-style="normal" fo:font-weight="bold" loext:padding="0cm" loext:border="none"/>
    </style:style>
    <style:style style:name="T15" style:family="text">
      <style:text-properties fo:font-variant="normal" fo:text-transform="none" fo:color="#202428" style:font-name="Poppins" fo:font-size="9.75pt" fo:letter-spacing="normal" fo:font-style="normal" fo:font-weight="bold"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16" style:family="text">
      <style:text-properties fo:font-variant="normal" fo:text-transform="none" fo:color="#202428" style:font-name="Poppins" fo:font-size="9.75pt" fo:letter-spacing="normal" fo:font-style="normal" fo:font-weight="bold"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17" style:family="text">
      <style:text-properties fo:font-variant="normal" fo:text-transform="none" fo:color="#999999" style:font-name="Poppins" fo:font-size="12pt" fo:letter-spacing="normal" fo:font-style="normal" fo:font-weight="bold" loext:padding="0cm" loext:border="none"/>
    </style:style>
    <style:style style:name="T18" style:family="text">
      <style:text-properties fo:font-variant="normal" fo:text-transform="none" fo:color="#999999" style:font-name="Poppins" fo:font-size="12pt" fo:letter-spacing="normal" fo:font-style="normal" fo:font-weight="normal" loext:padding="0cm" loext:border="none"/>
    </style:style>
    <style:style style:name="T19" style:family="text">
      <style:text-properties fo:font-variant="normal" fo:text-transform="none" fo:color="#00796b" style:text-line-through-style="none" style:text-line-through-type="none" style:font-name="inherit" fo:font-size="13.5pt" fo:letter-spacing="normal" fo:font-style="normal" style:text-underline-style="none" fo:font-weight="bold" style:text-blinking="false" loext:padding="0cm" loext:border="none"/>
    </style:style>
    <style:style style:name="T20" style:family="text">
      <style:text-properties fo:color="#202428" fo:font-size="9.75pt" fo:font-weight="bold"/>
    </style:style>
    <style:style style:name="T21" style:family="text">
      <style:text-properties officeooo:rsid="0019db92"/>
    </style:style>
    <style:style style:name="T22" style:family="text">
      <style:text-properties officeooo:rsid="001af207"/>
    </style:style>
    <style:style style:name="T23" style:family="text">
      <style:text-properties officeooo:rsid="001c3d22"/>
    </style:style>
    <style:style style:name="T24" style:family="text">
      <style:text-properties officeooo:rsid="001cb8b2"/>
    </style:style>
    <style:style style:name="T25" style:family="text">
      <style:text-properties officeooo:rsid="001d7162"/>
    </style:style>
    <style:style style:name="T26" style:family="text">
      <style:text-properties officeooo:rsid="001d777d"/>
    </style:style>
    <style:style style:name="T27" style:family="text">
      <style:text-properties officeooo:rsid="00237883"/>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1">Sobre as alterações nos dados </text:span><text:span text:style-name="T26">de entrada</text:span></text:p>
      <text:p text:style-name="P6"/>
      <text:p text:style-name="P8">Os dados de entrada foram alterados em 01 de setembro de 2024, quanto aos períodos de</text:p>
      <text:p text:style-name="P8">agregação e também a base de dados do imoveis do CAR. A principal diferença é que nas bases</text:p>
      <text:p text:style-name="P8">anteriores, era considerado um buffer externo de 500 m ao redor dos desmatamentos PRODES e dos imóveis do CAR, esse buffer deixou de ser utilizado nessa nova versão.</text:p>
      <text:p text:style-name="P8"/>
      <text:p text:style-name="P8">Com isso, foi necessário reprocessar toda base de focos de calor desde 01 de agosto de 2019 até 31</text:p>
      <text:p text:style-name="P8">de agosto de 2024. Em consequência, os dados atuais podem apresentar variações em relação a dados disponibilizados antes desse reprocessamento.</text:p>
      <text:p text:style-name="P2"/>
      <text:p text:style-name="P22"/>
      <text:p text:style-name="P23"><text:span text:style-name="T27">Abaixo, segue texto informativo publicado em setembro de 2024, e versão 1.4 do painel.</text:span></text:p>
      <text:p text:style-name="P22"/>
      <text:h text:style-name="P19" text:outline-level="5"><text:bookmark text:name="general-info"/>Sobre estas Informações</text:h>
      <text:p text:style-name="P10"/>
      <text:section text:style-name="Sect1" text:name="disclaimer_content">
        <text:p text:style-name="P11">Atenção: Os dados de entrada foram alterados em 01 de setembro de 2024, quanto aos períodos de agregação e também a base de dados do imoveis do CAR. A principal diferença é que nas bases anteriores, era considerado um buffer externo de 500 m ao redor dos desmatamentos PRODES e dos imóveis do CAR, esse buffer deixou de ser utilizado nessa nova versão.<text:line-break/><text:line-break/>Com isso, foi necessário reprocessar toda base de focos de calor desde 01 de agosto de 2019 até 31 de agosto de 2024. Em consequência, os dados atuais podem apresentar variações em relação a dados disponibilizados antes desse reprocessamento.</text:p>
        <text:p text:style-name="P14">O objetivo deste painel é analisar os focos de queimada em vegetação detectados por satélite pelo projeto Queimadas sobre dois aspectos:<text:line-break/><text:span text:style-name="T3">1)</text:span> Queimadas x Desmatamentos;<text:line-break/><text:span text:style-name="T3">2)</text:span> Queimadas x CAR;<text:line-break/><text:span text:style-name="T4">As informações serão atualizadas mensalmente.</text:span></text:p>
        <text:p text:style-name="P27"><text:span text:style-name="T3">1)</text:span> Em relação ao desmatamento, são usados os dados gerados pelos projetos PRODES, DETER e TerraClass, para associar os focos de queimada às áreas de desmatamento recente, desmatamento consolidado ou áreas de vegetação primária e vegetação secundária, conforme descrito a seguir:</text:p>
        <text:p text:style-name="P28"><text:span text:style-name="T7">1.1)</text:span><text:span text:style-name="T9"> </text:span><text:span text:style-name="T7">Focos</text:span><text:span text:style-name="T15">1</text:span><text:span text:style-name="T9">: coordenadas geográficas dos focos de queimada em vegetação extraídos do satélite referência - AQUA/MODIS passagem da tarde - obtidos mensalmente no </text:span><text:a xlink:type="simple" xlink:href="https://terrabrasilis.dpi.inpe.br/queimadas/" text:style-name="Internet_20_link" text:visited-style-name="Visited_20_Internet_20_Link"><text:span text:style-name="T12">Portal Queimadas-INPE</text:span></text:a><text:span text:style-name="T9">;</text:span></text:p>
        <text:p text:style-name="P27"><text:span text:style-name="T3">1.2)</text:span> <text:span text:style-name="T3">Desmatamento consolidado</text:span>: compreende agregação de toda base de desmatamento PRODES até 3 anos anteriores a data do foco. Ex: para o ano de <text:soft-page-break/>2019 o Desmatamento Consolidado é composto da junção dos desmatamentos até 2016;</text:p>
        <text:p text:style-name="P27"><text:span text:style-name="T3">1.3)</text:span> <text:span text:style-name="T3">Desmatamento recente</text:span>: comprende agregação da base de desmatamento PRODES com os 3 anos anteriores à data do foco, somados aos dados do DETER ao período, enquanto não há disponibilidade do desmatamento PRODES do ano corrente. Exemplo: Para ano de 2024, o Desmatamento Recente é composto dos desmatamentos PRODES de 2023, 2022 e 2021 mais dados do DETER entre 01 de agosto de 2023 e o último mês processado;</text:p>
        <text:p text:style-name="P27"><text:span text:style-name="T3">1.4)</text:span> <text:span text:style-name="T3">Vegetação primária</text:span>: máscara de vegetação primária do PRODES referente ao ano PRODES corrente;</text:p>
        <text:p text:style-name="P28"><text:span text:style-name="T7">1.5)</text:span><text:span text:style-name="T9"> </text:span><text:span text:style-name="T7">Vegetação secundária</text:span><text:span text:style-name="T9">: máscara de vegetação secundária do projeto </text:span><text:a xlink:type="simple" xlink:href="https://www.terraclass.gov.br/" text:style-name="Internet_20_link" text:visited-style-name="Visited_20_Internet_20_Link"><text:span text:style-name="T12">TerraClass</text:span></text:a><text:span text:style-name="T9"> referente ao ano de 2022;</text:span></text:p>
        <text:p text:style-name="P27"><text:span text:style-name="T3">1.6)</text:span> <text:span text:style-name="T3">Vegetação Primária Não Florestal</text:span>: (apenas para o bioma Amazônia): Vegetação de porte não florestal presente no interior do bioma Amazônia. Exemplo: área de savana situada no norte do estado de Roraima, também conhecida como lavrado;</text:p>
        <text:p text:style-name="P28"><text:span text:style-name="T7">2)</text:span><text:span text:style-name="T9"> Em relação ao cruzamento dos focos de queimada e os imóveis rurais do </text:span><text:a xlink:type="simple" xlink:href="https://www.car.gov.br/publico/imoveis/index" text:style-name="Internet_20_link" text:visited-style-name="Visited_20_Internet_20_Link"><text:span text:style-name="T12">Cadastro Ambiental Rural (CAR)</text:span></text:a><text:span text:style-name="T9">, mantido pelo Serviço Florestal Brasileiro:</text:span></text:p>
        <text:p text:style-name="P28"><text:span text:style-name="T7">2.1)</text:span><text:span text:style-name="T9"> </text:span><text:span text:style-name="T7">Focos</text:span><text:span text:style-name="T15">1</text:span><text:span text:style-name="T9">: coordenadas geográficas dos focos de queimada em vegetação extraídos do satélite referência - AQUA/MODIS passagem da tarde - obtidos mensalmente no </text:span><text:a xlink:type="simple" xlink:href="https://terrabrasilis.dpi.inpe.br/queimadas/" text:style-name="Internet_20_link" text:visited-style-name="Visited_20_Internet_20_Link"><text:span text:style-name="T12">Portal Queimadas-INPE</text:span></text:a><text:span text:style-name="T9">;</text:span></text:p>
        <text:p text:style-name="P27"><text:span text:style-name="T3">2.2)</text:span> <text:span text:style-name="T3">CAR</text:span>: A base de imóveis rurais do CAR (download em 26 abril 2023) foi recortada pelo limite do bioma Amazônia, Cerrado e Pantanal corrigida em relação a erros topológicos, remoção de geometrias ou atributos duplicados, remoção de geometrias inválidas e dos registros cancelados.<text:line-break/>A partir desse processamento, os imóveis rurais do CAR foram classificadas em quatro tipos:<text:line-break/>Minifundio: até 1 modulo fiscal. Pequena: entre 1 e 4 módulos fiscais. Média: entre 4 e 15 módulos fiscais. Grande: maiores que 15 módulos fiscais.</text:p>
        <text:p text:style-name="P28"><text:span text:style-name="T16">1</text:span><text:span text:style-name="T10"> As características do satélite referência utilizado na detecção de focos de queimada em vegetação, indicam uma imprecisão na localização espacial das coordenadas geográficas de aproximadamente 1 km (</text:span><text:a xlink:type="simple" xlink:href="https://terrabrasilis.dpi.inpe.br/queimadas/portal/faq/index.html" text:style-name="Internet_20_link" text:visited-style-name="Visited_20_Internet_20_Link"><text:span text:style-name="T13">FAQ Queimadas (15.)</text:span></text:a><text:span text:style-name="T10">).</text:span></text:p>
      </text:section>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aterial Icons" svg:font-family="'Material Icons'"/>
    <style:font-face style:name="Poppins" svg:font-family="Poppins, sans-serif"/>
    <style:font-face style:name="Roboto" svg:font-family="Robot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ré Carvalho</meta:initial-creator>
    <meta:creation-date>2023-11-29T16:24:06.679550895</meta:creation-date>
    <dc:date>2024-09-04T16:43:04.367759246</dc:date>
    <dc:creator>André Carvalho</dc:creator>
    <meta:editing-duration>PT1H32M57S</meta:editing-duration>
    <meta:editing-cycles>11</meta:editing-cycles>
    <meta:generator>LibreOffice/6.4.7.2$Linux_X86_64 LibreOffice_project/40$Build-2</meta:generator>
    <meta:document-statistic meta:table-count="0" meta:image-count="0" meta:object-count="0" meta:page-count="2" meta:paragraph-count="21" meta:word-count="659" meta:character-count="4169" meta:non-whitespace-character-count="3530"/>
  </office:meta>
</office:document-meta>
</file>